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</style:style>
    <style:style style:name="P8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9" style:family="paragraph" style:parent-style-name="Heading_20_2">
      <style:paragraph-properties fo:line-height="115%" fo:break-before="auto" fo:break-after="auto" style:writing-mode="lr-tb"/>
    </style:style>
    <style:style style:name="P10" style:family="paragraph" style:parent-style-name="Heading_20_2">
      <style:paragraph-properties fo:line-height="115%" fo:break-before="page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dc048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c048" style:font-weight-asian="bold" style:font-weight-complex="bold"/>
    </style:style>
    <style:style style:name="T8" style:family="text">
      <style:text-properties officeooo:rsid="000dc048"/>
    </style:style>
    <style:style style:name="T9" style:family="text">
      <style:text-properties fo:font-weight="normal" officeooo:rsid="000dc048" style:font-weight-asian="normal" style:font-weight-complex="normal"/>
    </style:style>
    <style:style style:name="T10" style:family="text">
      <style:text-properties fo:font-style="normal" fo:font-weight="bold" officeooo:rsid="000dc048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0"><text:bookmark text:name="h.peqokidb811q"/>2. Zastosowane algorytmy</text:h>
      <text:p text:style-name="P2"/>
      <text:h text:style-name="P9" text:outline-level="10"><text:bookmark text:name="h.of5hr310ik2w"/>Stemmer słownikowy</text:h>
      <text:p text:style-name="P1"/>
      <text:p text:style-name="P4">W lingwistyce Stemming jest procesem przekształcania form fleksyjnych wyrazu do formy podstawowej. Najbardziej znanym algorytmem stemmingu jest Stemmer Portera<text:note text:id="ftn1" text:note-class="footnote"><text:note-citation>1</text:note-citation><text:note-body><text:p text:style-name="P3"><text:span text:style-name="T1"><text:s/>Link do Stemmera Portera</text:span></text:p></text:note-body></text:note>. Algorytm ten służy do znajdowania przekształcenia, które było potrzebne, aby z odmiany fleksyjnej dowolnego wyrazu uzyskać formę bazową w języku angielskim. Określa on zbiór zasad, które należy zastosować w odpowiednio dobranej kolejności, aby mieć zagwarantowane uzyskanie poprawnej językowo formy dla zadanego słowa. Przykładową regułą z algorytmu Portera jest reguła dotycząca imiesłowowych form czasowników kończących się na -ed. Aby uzyskać formę bezokolicznikową należy odciąć końcówkę -ed. Przykładowo formę <text:span text:style-name="T2">cooked</text:span> sprowadzamy do formy <text:span text:style-name="T2">cook</text:span>.</text:p>
      <text:p text:style-name="P1">Zbudowanie takiego modelu dla języka polskiego jest procesem trudnym. Język polski w porównaniu z językiem angielskim posiada bardzo dużą liczbę wyjątków, które należałoby uwzględnić w tworzonym zestawie reguł. Dodatkowo stworzenie analogicznego algorytmu do algorytmu Portera utrudnia fakt, że dużo wyrazów może być odmienioną formą różnych wyrazów. Przykładowo wyraz <text:span text:style-name="T2">podszyty</text:span> może być zarówno rzeczownikiem w formie mianownika liczby mnogiej, gdzie wyrazem bazwym jest wyraz <text:span text:style-name="T2">podszyt</text:span>, oznaczający warstwę w ekosystemie leśnym, jak i imiesłowem przymiotnikowym, pochodzącym od czasownika <text:span text:style-name="T2">podszyć</text:span> oznaczającego przyszywanie materiału od spodu ubrania.</text:p>
      <text:p text:style-name="P1">W związku z tym, w mojej pracy wykorzystałem wariant Stemmera oparty na procesie klasyfikacji. Zamiast definiować ściśle określony zestaw reguł, stworzyłem model statystyczny do przewidywania formy podstawowej dla zadanego wyrazu. W języku polskim pod pojęciem formy podstawowej rozumie się formy mianownika liczby pojedynczej w przypadku rzeczowników, mianownika liczby pojedynczej rodzaju męskiego w przypadku przymiotników i liczebników porządkowych, mianownika rodzaju męskiego w przypadku liczebników głównych, mianownika w przypadku liczebników zbiorowych oraz bezokolicznika w przypadku czasowników.</text:p>
      <text:p text:style-name="P5">Algorytm Stemmera, który wykorzystałem służy do odnajdywania podstawowej formy fleksyjnej wyrazu, którego odmiana nie jest znana. Może to być słowo niewystępujące w słowniku, wyraz potoczny, kolokwializm, czy spolszczenie. Może też być to słowo, które jest w słowniku języka polskiego, natomiast nie znajduje się w bazie omawianego systemu. Działanie Stemmera można podzielić na dwa etapy - Uczenie oraz Szukanie odmiany. Zbiór wyrazów wykorzystywanych w pierwszym etapie nazwiemy zbiorem uczącym, natomiast zbiór wyrazów wykorzystywanych w drugim etapie zbiorem testowym.</text:p>
      <text:p text:style-name="P1">Do przeprowadzenia procesu uczenia potrzebny jest obszerny zbiór wyrazów wraz z pełną listą ich odmian. Wykorzystałem w tym celu słownik fleksyjny języka polskiego<text:note text:id="ftn2" text:note-class="footnote"><text:note-citation>2</text:note-citation><text:note-body><text:p text:style-name="P3"><text:span text:style-name="T1"><text:s/>Link i opis SFJP</text:span></text:p></text:note-body></text:note>. Podczas tego procesu Stemmer przetwarza każdy wyraz, zapisując przekształcenie, jakie jest potrzebne, aby przejść do formy podstawowej tego wyrazu. Przykładowo, aby od wyrazu <text:span text:style-name="T2">psa</text:span> przejść do jego formy podstawowej należy usunąć końcówkę <text:span text:style-name="T2">-sa</text:span> i następnie dodać końcówkę <text:span text:style-name="T2">-ies</text:span>, dla wyrazu <text:soft-page-break/><text:span text:style-name="T2">domem</text:span> należy uciąć końcówkę <text:span text:style-name="T2">-em</text:span>. Tego typu przekształcenie należy wykonać dla każdego słowa znajdującego się w wejściowym zbiorze danych. Otrzymana w ten sposób lista przekształceń będzie wykorzystywana do znalezienia form podstawowych wyrazów ze zbioru testowego.</text:p>
      <text:p text:style-name="P1">Kolejny etap, czyli wyszukiwanie odmian ma na celu znalezienie formy podstawowej dla zadanego wyrazu. Wykorzystujemy do tego celu stworzony w poprzednim etapie model statystyczny. Przeszukujemy listę posiadanych wyrazów i znajdujemy takie, które posiadają najdłuższą wspólną końcówkę z aktualnie przetwarzanym wyrazem. Następnie, wśród tak wybranych wyrazów szukamy najczęściej powtarzającego się przekształcenia.</text:p>
      <text:p text:style-name="P1">Aby zilutrować działanie tego algorytmu posłużę się hipotetycznym, słowem, które nie istnieje w słowniku języka polskiego - <text:span text:style-name="T2">bulbulatorem</text:span>. Załóżmy, że znaleźliśmy pięć słów, które kończą się końcówką <text:span text:style-name="T2">-tora</text:span> i jest to najczęstsza powtarzająca się końcówka. Poniżej lista tych słów wraz z koniecznym przekształceniem doprowadzenia do formy podstawowej (w nawiasie pierwszy symbol przed przecinkiem oznacza końcówkę, którą należy odjąć, natomiast symbol po przecinku oznacza końcówkę, którą należy dodać):</text:p>
      <text:p text:style-name="P1"/>
      <text:list xml:id="list4797819581622361404" text:style-name="LS1">
        <text:list-item>
          <text:p text:style-name="P7">półtora -&gt; (-,-)</text:p>
        </text:list-item>
        <text:list-item>
          <text:p text:style-name="P7">narratora -&gt; (‘a’, -)</text:p>
        </text:list-item>
        <text:list-item>
          <text:p text:style-name="P7">dekoratora -&gt; (‘a’, -)</text:p>
        </text:list-item>
        <text:list-item>
          <text:p text:style-name="P7">stora -&gt; (-,-)</text:p>
        </text:list-item>
        <text:list-item>
          <text:p text:style-name="P7">oratora -&gt; (‘a’, -)</text:p>
        </text:list-item>
      </text:list>
      <text:p text:style-name="P1">Najczęściej powtarzającym się przekształceniem jest odjęcię końcówki <text:span text:style-name="T2">-a</text:span> prz braku żadnej dodanej końcówki. Po zaaplikowaniu takiego przekształcenia do naszego słowa wyjściowego otrzymamy słowo <text:span text:style-name="T2">bulbulator</text:span> jako formę podstawową od wyrazu <text:span text:style-name="T2">bulbulatorem</text:span>.</text:p>
      <text:p text:style-name="P1">Działanie tego algorytmu jest bardzo intuicyjne i łatwo zauważyć, że podobny algorytm stosujemy w codziennej mowie bardzo często. Gdy słyszymy słowo, którego nie znamy lub którego odmiany nie znamy w danym momencie, próbujemy znaleźć podobne słowa i zgadnąć odmianę w sposób analogiczny do danego słowa, którego odmiany poszukujemy.</text:p>
      <text:p text:style-name="P1"/>
      <text:h text:style-name="P10" text:outline-level="10"><text:bookmark text:name="h.h0ly6jm4uly"/>Lista reguł odmiany</text:h>
      <text:p text:style-name="P1"/>
      <text:p text:style-name="P4">Po przeanalizowaniu małej próbki listy odmian nazw miejscowości, doszedłem do wniosku, że prawdopodobne jest, iż nazwy miejscowośći odmieniają się w sposób regularny. Oznacza<text:span text:style-name="T8">łoby</text:span> to, że podczas odmiany nazwy miejscowości zmienia się tylko końcówka danej nazwy, bez występowania oboczności, <text:span text:style-name="T8">lub z obocznościami, które występowałyby dla wszystkich nazw miejscowości z daną końcówką</text:span>. Zjawisko oboczności zachodzi, gdy możemy zaobserwować różnice pomiędzy tematami tego samego rzeczownika w różnych przypadkach. Np:</text:p>
      <text:p text:style-name="P1"/>
      <text:p text:style-name="P1">st<text:span text:style-name="T6">ół</text:span>/Ø - st<text:span text:style-name="T6">ol</text:span>/e</text:p>
      <text:p text:style-name="P1"><text:span text:style-name="T9">kraw</text:span><text:span text:style-name="T10">i</text:span>/<text:span text:style-name="T8">ec</text:span> - <text:span text:style-name="T8">kraw</text:span>/<text:span text:style-name="T8">ca</text:span></text:p>
      <text:p text:style-name="P1">męd<text:span text:style-name="T6">rz</text:span>/ec - męd<text:span text:style-name="T6">r</text:span>/ca</text:p>
      <text:p text:style-name="P1"/>
      <text:p text:style-name="P1">Jest to dosyć popularne zjawisko przy odmianie zwykłych rzeczowników przez przypadki. W przypadku odmiany nazw miejscowości występuje jednak nadzwyczajnie rzadko. Pozwoliło to, na przygotowanie zestawu reguł, które można zastosować do całości zbioru nazw miejscowośc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meta:initial-creator/>
    <dc:creator>Maciej Slawinski</dc:creator>
    <meta:editing-cycles>2</meta:editing-cycles>
    <dc:date>2015-06-22T19:49:21.187557176</dc:date>
    <meta:editing-duration>P0D</meta:editing-duration>
    <meta:document-statistic meta:table-count="0" meta:image-count="0" meta:object-count="0" meta:page-count="3" meta:paragraph-count="25" meta:word-count="767" meta:character-count="5778" meta:non-whitespace-character-count="5038"/>
  </office:meta>
</office:document-meta>
</file>